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ObjectModelImpl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Impl.init( SessionImpl session , ItemManager itemMgr , QueryHandler handler , String state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ObjectModelImpl.get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Impl.init( SessionImpl session , ItemManager itemMgr , QueryHandler handler , QueryObjectModelTree qomTree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ObjectModelImpl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Impl.createQOMTree( String state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Impl.getOrde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Impl.init( SessionImpl session , ItemManager itemMgr , QueryHandler handler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